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8pt" fo:font-weight="bold" officeooo:rsid="0011ed24" officeooo:paragraph-rsid="0011ed24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fo:font-weight="normal" officeooo:rsid="0011ed24" officeooo:paragraph-rsid="0011ed24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20a7e" officeooo:paragraph-rsid="00120a7e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12cfb2" officeooo:paragraph-rsid="0012cfb2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140e52" officeooo:paragraph-rsid="00140e52" style:font-size-asian="11.3500003814697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50405" officeooo:paragraph-rsid="00150405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157cce" officeooo:paragraph-rsid="00150405" style:font-size-asian="11.3500003814697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bold" officeooo:rsid="0017e57a" officeooo:paragraph-rsid="0017e57a" style:font-size-asian="11.3500003814697pt" style:font-weight-asian="bold" style:font-size-complex="13pt" style:font-weight-complex="bold"/>
    </style:style>
    <style:style style:name="P9" style:family="paragraph" style:parent-style-name="Table_20_Contents">
      <style:text-properties fo:font-size="13pt" officeooo:rsid="0017e57a" officeooo:paragraph-rsid="0017e57a" style:font-size-asian="11.3500003814697pt" style:font-size-complex="13pt"/>
    </style:style>
    <style:style style:name="P10" style:family="paragraph" style:parent-style-name="Standard" style:list-style-name="L1">
      <style:text-properties fo:font-size="13pt" fo:font-weight="normal" officeooo:rsid="00120a7e" officeooo:paragraph-rsid="00120a7e" style:font-size-asian="11.3500003814697pt" style:font-weight-asian="normal" style:font-size-complex="13pt" style:font-weight-complex="normal"/>
    </style:style>
    <style:style style:name="P11" style:family="paragraph" style:parent-style-name="Standard" style:list-style-name="L2">
      <style:text-properties fo:font-size="13pt" fo:font-weight="normal" officeooo:rsid="00120a7e" officeooo:paragraph-rsid="00120a7e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3">
      <style:text-properties fo:font-size="13pt" fo:font-weight="normal" officeooo:rsid="0012cfb2" officeooo:paragraph-rsid="0012cfb2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3">
      <style:text-properties fo:font-size="13pt" fo:font-weight="normal" officeooo:rsid="00140e52" officeooo:paragraph-rsid="00140e52" style:font-size-asian="11.3500003814697pt" style:font-weight-asian="normal" style:font-size-complex="13pt" style:font-weight-complex="normal"/>
    </style:style>
    <style:style style:name="P14" style:family="paragraph" style:parent-style-name="Standard" style:list-style-name="L4">
      <style:text-properties fo:font-size="13pt" fo:font-weight="normal" officeooo:rsid="00140e52" officeooo:paragraph-rsid="00140e52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17e57a" officeooo:paragraph-rsid="0017e57a" style:font-size-asian="11.3500003814697pt" style:font-weight-asian="normal" style:font-size-complex="13pt" style:font-weight-complex="normal"/>
    </style:style>
    <style:style style:name="P16" style:family="paragraph" style:parent-style-name="Standard">
      <style:text-properties fo:font-size="13pt" fo:font-weight="normal" officeooo:rsid="0017e57a" officeooo:paragraph-rsid="0019ce22" style:font-size-asian="11.3500003814697pt" style:font-weight-asian="normal" style:font-size-complex="13pt" style:font-weight-complex="normal"/>
    </style:style>
    <style:style style:name="P17" style:family="paragraph" style:parent-style-name="Standard" style:list-style-name="L5">
      <style:text-properties fo:font-size="13pt" fo:font-weight="normal" officeooo:rsid="0019ce22" officeooo:paragraph-rsid="0019ce22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fo:font-size="13pt" fo:font-weight="normal" officeooo:rsid="0019ce22" officeooo:paragraph-rsid="0019ce22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fo:font-size="13pt" fo:font-weight="normal" officeooo:rsid="001a7fad" officeooo:paragraph-rsid="001a7fad" style:font-size-asian="11.3500003814697pt" style:font-weight-asian="normal" style:font-size-complex="13pt" style:font-weight-complex="normal"/>
    </style:style>
    <style:style style:name="P20" style:family="paragraph" style:parent-style-name="Standard" style:list-style-name="L6">
      <style:text-properties fo:font-size="13pt" fo:font-weight="normal" officeooo:rsid="001a7fad" officeooo:paragraph-rsid="001a7fad" style:font-size-asian="11.3500003814697pt" style:font-weight-asian="normal" style:font-size-complex="13pt" style:font-weight-complex="normal"/>
    </style:style>
    <style:style style:name="P21" style:family="paragraph" style:parent-style-name="Standard" style:list-style-name="L5">
      <style:text-properties fo:font-size="13pt" fo:font-weight="bold" officeooo:rsid="0019ce22" officeooo:paragraph-rsid="0019ce22" style:font-size-asian="11.3500003814697pt" style:font-weight-asian="bold" style:font-size-complex="13pt" style:font-weight-complex="bold"/>
    </style:style>
    <style:style style:name="P22" style:family="paragraph" style:parent-style-name="Standard">
      <style:text-properties fo:font-size="13pt" fo:font-weight="bold" officeooo:rsid="001a7fad" officeooo:paragraph-rsid="001a7fad" style:font-size-asian="11.3500003814697pt" style:font-weight-asian="bold" style:font-size-complex="13pt" style:font-weight-complex="bold"/>
    </style:style>
    <style:style style:name="P23" style:family="paragraph" style:parent-style-name="Table_20_Contents">
      <style:text-properties fo:font-size="13pt" officeooo:rsid="0017e57a" officeooo:paragraph-rsid="0019ce22" style:font-size-asian="11.3500003814697pt" style:font-size-complex="13pt"/>
    </style:style>
    <style:style style:name="T1" style:family="text">
      <style:text-properties officeooo:rsid="00140e52"/>
    </style:style>
    <style:style style:name="T2" style:family="text">
      <style:text-properties officeooo:rsid="00157cc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9ce22"/>
    </style:style>
    <style:style style:name="T5" style:family="text">
      <style:text-properties officeooo:rsid="001a7f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<text:s/>4. CSS</text:p>
      <text:p text:style-name="P2"/>
      <text:p text:style-name="P2">4.1 ¿Qué es CSS?</text:p>
      <text:p text:style-name="P2"><text:tab/>CSS(Cascade Style Sheets – Hola de estilos en cascada): Intentan separar en un documento el estilo lógico (contiene elementos a mostrar) del estilo físico (apariencia de los elementos</text:p>
      <text:p text:style-name="P3"/>
      <text:p text:style-name="P3">El estilo lógico contendría elementos como:</text:p>
      <text:list xml:id="list2273486514" text:style-name="L1">
        <text:list-item>
          <text:p text:style-name="P10">Cabeceras</text:p>
        </text:list-item>
        <text:list-item>
          <text:p text:style-name="P10">Párrafos</text:p>
        </text:list-item>
        <text:list-item>
          <text:p text:style-name="P10">Imágenes</text:p>
        </text:list-item>
        <text:list-item>
          <text:p text:style-name="P10">Enlaces</text:p>
        </text:list-item>
      </text:list>
      <text:p text:style-name="P3">El estilo físico contendría elementos como:</text:p>
      <text:list xml:id="list280526872" text:style-name="L2">
        <text:list-item>
          <text:p text:style-name="P11">Tipos de letra</text:p>
        </text:list-item>
        <text:list-item>
          <text:p text:style-name="P11">Colores de fondo y letra</text:p>
        </text:list-item>
        <text:list-item>
          <text:p text:style-name="P11">Tamaños</text:p>
        </text:list-item>
        <text:list-item>
          <text:p text:style-name="P11">Márgenes</text:p>
        </text:list-item>
      </text:list>
      <text:p text:style-name="P3"/>
      <text:p text:style-name="P4">Las reglas CSS establecen las propiedades que aparecen</text:p>
      <text:p text:style-name="P4"/>
      <text:p text:style-name="P4">Selector {</text:p>
      <text:p text:style-name="P4">propiedad1:valor1;</text:p>
      <text:p text:style-name="P4">propiedad2:valor2;</text:p>
      <text:p text:style-name="P4">-----------------</text:p>
      <text:p text:style-name="P4">propiedad3:valor3;</text:p>
      <text:p text:style-name="P4">}</text:p>
      <text:p text:style-name="P4"/>
      <text:p text:style-name="P4">Dónde:</text:p>
      <text:list xml:id="list2373056944" text:style-name="L3">
        <text:list-item>
          <text:p text:style-name="P12">Selector: Etiqueta HTML a la que se aplica el estilo.</text:p>
        </text:list-item>
        <text:list-item>
          <text:p text:style-name="P12">Propiedad: Propiedad concreta del elemento que se quiere modificar (color, fuent<text:span text:style-name="T1">e, tamaño…)</text:span></text:p>
        </text:list-item>
        <text:list-item>
          <text:p text:style-name="P13">valor: Valor que toma la propiedad.</text:p>
        </text:list-item>
      </text:list>
      <text:p text:style-name="P5"/>
      <text:p text:style-name="P5">P</text:p>
      <text:p text:style-name="P5">{</text:p>
      <text:p text:style-name="P5">font-size: 50pt;</text:p>
      <text:p text:style-name="P5">color: red;</text:p>
      <text:p text:style-name="P5">font-family: Verdana;</text:p>
      <text:p text:style-name="P5">}</text:p>
      <text:p text:style-name="P5"/>
      <text:p text:style-name="P5">4.2.1 Ubicacion de las reglas</text:p>
      <text:p text:style-name="P5"><text:tab/>Existen tres posibilidades:</text:p>
      <text:list xml:id="list1974815698" text:style-name="L4">
        <text:list-item>
          <text:p text:style-name="P14">Aplicación directa en etiqueta mediante el atributo style del elemento HTML.</text:p>
          <text:p text:style-name="P14">&lt;elemento style=” propieda1:valor1;</text:p>
        </text:list-item>
      </text:list>
      <text:p text:style-name="P5"><text:tab/><text:tab/><text:tab/><text:tab/>propieda2:valor2;</text:p>
      <text:p text:style-name="P5"><text:tab/><text:tab/><text:tab/><text:tab/>…………………………..&gt;</text:p>
      <text:p text:style-name="P5"><text:tab/>&lt;/elemento&gt;</text:p>
      <text:p text:style-name="P5"/>
      <text:p text:style-name="P5"><text:soft-page-break/></text:p>
      <text:p text:style-name="P6"><text:tab/>2.Redefinición de etiquetas: Los selectores que se especifican en la regla se aplican a <text:s/><text:tab/>todo el documento. Para ello seleccionamos los elementos a los que queremos aplicar <text:tab/>las reglas.</text:p>
      <text:p text:style-name="P6"><text:tab/></text:p>
      <text:p text:style-name="P6"><text:tab/><text:tab/>&lt;style type=”text/css”&gt;</text:p>
      <text:p text:style-name="P6"><text:tab/><text:tab/><text:tab/>etiqueta</text:p>
      <text:p text:style-name="P6"><text:tab/><text:tab/><text:tab/>{</text:p>
      <text:p text:style-name="P6"><text:tab/><text:tab/><text:tab/><text:tab/>propiedad1:valo1;</text:p>
      <text:p text:style-name="P6"><text:tab/><text:tab/><text:tab/><text:tab/>propiedad2:valo2;</text:p>
      <text:p text:style-name="P6"><text:tab/><text:tab/><text:tab/>}</text:p>
      <text:p text:style-name="P6"><text:tab/><text:tab/><text:tab/>etiqueta1, etiqueta2</text:p>
      <text:p text:style-name="P6"><text:tab/><text:tab/><text:tab/>{</text:p>
      <text:p text:style-name="P6"><text:tab/><text:tab/><text:tab/><text:tab/>propiedad1:valo1;</text:p>
      <text:p text:style-name="P6"><text:tab/><text:tab/><text:tab/><text:tab/>propiedad2:valo2;</text:p>
      <text:p text:style-name="P6"><text:tab/><text:tab/><text:tab/>}</text:p>
      <text:p text:style-name="P6"/>
      <text:p text:style-name="P7"><text:tab/>3. Separar HTML de CSS</text:p>
      <text:p text:style-name="P6"><text:tab/><text:span text:style-name="T2">La definición de los elementos CSS se realiza en un fichero distinto. Y se enlaza <text:tab/>mediante:</text:span></text:p>
      <text:p text:style-name="P6"><text:tab/></text:p>
      <text:p text:style-name="P6"><text:tab/><text:span text:style-name="T2">&lt;link rel=”stylesheet” TYPE=”text/css” href=ubicaciónfichero</text:span></text:p>
      <text:p text:style-name="P6"/>
      <text:p text:style-name="P6"/>
      <text:p text:style-name="P8">SELECTOR DE CLASE</text:p>
      <text:p text:style-name="P15">mediante la búsqueda por clase se pretende relacionar elementos HTML y CSS. Para ello se crea un identificador denominado clase</text:p>
      <text:p text:style-name="P15"/>
      <text:p text:style-name="P15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CSS:</text:p>
            <text:p text:style-name="P15"><text:tab/>.NombreDeClase</text:p>
            <text:p text:style-name="P15"><text:tab/>{</text:p>
            <text:p text:style-name="P15"><text:tab/> <text:s text:c="2"/>reglas;</text:p>
            <text:p text:style-name="P15"><text:tab/>}</text:p>
          </table:table-cell>
          <table:table-cell table:style-name="Tabla1.B1" office:value-type="string">
            <text:p text:style-name="P9">HTML</text:p>
            <text:p text:style-name="P9">&lt;etiqueta class=”NombreDeclase”&gt;</text:p>
            <text:p text:style-name="P9">Elementos</text:p>
            <text:p text:style-name="P9">&lt;/etiqueta&gt;</text:p>
          </table:table-cell>
        </table:table-row>
      </table:table>
      <text:p text:style-name="P15"/>
      <text:list xml:id="list3295325882" text:style-name="L5">
        <text:list-item>
          <text:p text:style-name="P21">Selector de identificador</text:p>
          <text:p text:style-name="P17">Mediante la búsqueda por identificador, se permite la correspondencia entre elementos HTML y CSS de manera mas concreta que la realizada con clases.</text:p>
        </text:list-item>
      </text:list>
      <text:p text:style-name="P18"/>
      <text:p text:style-name="P1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CSS:</text:p>
            <text:p text:style-name="P16"><text:tab/>.NombreDe<text:span text:style-name="T4">Id</text:span></text:p>
            <text:p text:style-name="P16"><text:tab/>{</text:p>
            <text:p text:style-name="P16"><text:tab/> <text:s text:c="2"/>reglas;</text:p>
            <text:p text:style-name="P16"><text:tab/>}</text:p>
          </table:table-cell>
          <table:table-cell table:style-name="Tabla2.B1" office:value-type="string">
            <text:p text:style-name="P23">HTML</text:p>
            <text:p text:style-name="P23">&lt;etiqueta <text:span text:style-name="T4">id</text:span>=”NombreDe<text:span text:style-name="T4">Id</text:span>”&gt;</text:p>
            <text:p text:style-name="P23">Elementos</text:p>
            <text:p text:style-name="P23">&lt;/etiqueta&gt;</text:p>
          </table:table-cell>
        </table:table-row>
      </table:table>
      <text:p text:style-name="P16"/>
      <text:p text:style-name="P18"><text:soft-page-break/>De esta manera, podremos relacionar elementos con un identificador único. Por ello se recomienda que los identificadores de HTML son únicos.</text:p>
      <text:p text:style-name="P18"><text:tab/><text:tab/><text:span text:style-name="T5">(SelectorconId.html)</text:span></text:p>
      <text:p text:style-name="P19">La correspondencia entre clases e identificadores es una organización relativa al programador y cuyo funcionamiento depende de los objetos enlazados.</text:p>
      <text:list xml:id="list1332159028" text:style-name="L6">
        <text:list-item>
          <text:p text:style-name="P20">Varios elementos → Clase</text:p>
        </text:list-item>
        <text:list-item>
          <text:p text:style-name="P20">Elementos únicos → identificadores</text:p>
        </text:list-item>
      </text:list>
      <text:p text:style-name="P22">Importante<text:span text:style-name="T3"> → HTML no comprueba que existan varios elementos con el mismo identificador. Este tipo de comportamiento produce errores al tratar HTML con javascript(getElementById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09:10.370559511</meta:creation-date>
    <dc:date>2018-04-09T14:30:55.224615456</dc:date>
    <meta:editing-duration>PT6H41M34S</meta:editing-duration>
    <meta:editing-cycles>5</meta:editing-cycles>
    <meta:generator>LibreOffice/5.4.0.3$Linux_X86_64 LibreOffice_project/40m0$Build-3</meta:generator>
    <meta:document-statistic meta:table-count="2" meta:image-count="0" meta:object-count="0" meta:page-count="3" meta:paragraph-count="83" meta:word-count="364" meta:character-count="2551" meta:non-whitespace-character-count="2207"/>
  </office:meta>
</office:document-meta>
</file>